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785" officeooo:paragraph-rsid="0000b785"/>
    </style:style>
    <style:style style:name="P2" style:family="paragraph" style:parent-style-name="Standard">
      <style:text-properties officeooo:rsid="0001023c" officeooo:paragraph-rsid="0001023c"/>
    </style:style>
    <style:style style:name="P3" style:family="paragraph" style:parent-style-name="Standard">
      <style:paragraph-properties fo:text-align="start" style:justify-single-word="false"/>
      <style:text-properties officeooo:rsid="001b70b9" officeooo:paragraph-rsid="0001769d"/>
    </style:style>
    <style:style style:name="P4" style:family="paragraph" style:parent-style-name="Standard">
      <style:paragraph-properties fo:text-align="center" style:justify-single-word="false"/>
      <style:text-properties officeooo:rsid="00133c28" officeooo:paragraph-rsid="0001769d"/>
    </style:style>
    <style:style style:name="P5" style:family="paragraph" style:parent-style-name="Standard">
      <style:paragraph-properties fo:text-align="start" style:justify-single-word="false"/>
      <style:text-properties officeooo:rsid="00133c28" officeooo:paragraph-rsid="0001769d"/>
    </style:style>
    <style:style style:name="P6" style:family="paragraph" style:parent-style-name="Standard">
      <style:paragraph-properties fo:text-align="start" style:justify-single-word="false"/>
      <style:text-properties officeooo:rsid="00134032" officeooo:paragraph-rsid="0001769d"/>
    </style:style>
    <style:style style:name="P7" style:family="paragraph" style:parent-style-name="Standard">
      <style:paragraph-properties fo:text-align="start" style:justify-single-word="false"/>
      <style:text-properties officeooo:rsid="00149d5a" officeooo:paragraph-rsid="0001769d"/>
    </style:style>
    <style:style style:name="P8" style:family="paragraph" style:parent-style-name="Standard">
      <style:paragraph-properties fo:text-align="start" style:justify-single-word="false"/>
      <style:text-properties officeooo:rsid="00163f7b" officeooo:paragraph-rsid="0001769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9d5a" officeooo:paragraph-rsid="0001769d" style:font-weight-asian="bold" style:font-weight-complex="bold"/>
    </style:style>
    <style:style style:name="T1" style:family="text">
      <style:text-properties officeooo:rsid="000102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3f7b" style:font-weight-asian="bold" style:font-weight-complex="bold"/>
    </style:style>
    <style:style style:name="T4" style:family="text">
      <style:text-properties officeooo:rsid="00163f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27-09-2022<text:tab/></text:p>
      <text:p text:style-name="P1"/>
      <text:p text:style-name="P1">1- Lee el documento contenedores que hay en Moodle y responde razonadamente las siguientes cuestiones en este mismo documento y entrégalo por correo electrónico</text:p>
      <text:p text:style-name="P1"/>
      <text:p text:style-name="P1">- ¿Qué es un contenedor?</text:p>
      <text:p text:style-name="P1">- ¿Qué es una imagen de docker?</text:p>
      <text:p text:style-name="P1">- ¿Qué relación/diferencia hay entre un contenedor y una imagen?</text:p>
      <text:p text:style-name="P1">- ¿Qué es una máquina virtual? ¿Que diferencias hay entre una máquina virtual y un contenedor? ¿Que ventajas / inconvenientes presentan ambas soluciones?</text:p>
      <text:p text:style-name="P1">- <text:span text:style-name="T1">¿Busca información e indica qué es docker compose?</text:span></text:p>
      <text:p text:style-name="P1"/>
      <text:p text:style-name="P1">2- Comprueba si tienes instalado docker (haz captura de todo lo que hagas y lo envias por e-mail) y en caso de no tenerlo, instálalo.</text:p>
      <text:p text:style-name="P1"/>
      <text:p text:style-name="P1">3- Créate una cuenta de usuario en la web oficial de docker.</text:p>
      <text:p text:style-name="P1">4- Busca en el repositorio los 4 primeros contenedores que aparezcan en el listado y anótalos aqui.</text:p>
      <text:p text:style-name="P1">5- Descarga los dos primeros contenedores, y carga el segundo. Anota la ID de este.</text:p>
      <text:p text:style-name="P1">6- Obtén un listado de los contenedores que hay descargados y para el que esté arrancado</text:p>
      <text:p text:style-name="P2">7- Borra el primer contenedor, y arranca el 3 y 4 que pusiste en la lista de la cuestión 4.</text:p>
      <text:p text:style-name="P2">8- Muestra las salidas de la imagen de alguno de los contenedores que haya activos.</text:p>
      <text:p text:style-name="P2">9- Busca en la web la sintaxis para crear un contenedor / para arrancar un contenedor</text:p>
      <text:p text:style-name="P2">10 – Busca en la web la sintaxis para trabajar con una imagen concreta.</text:p>
      <text:p text:style-name="P2"/>
      <text:p text:style-name="P2"/>
      <text:p text:style-name="P4">Principales instrucciones con Docker</text:p>
      <text:p text:style-name="P4"/>
      <text:p text:style-name="P5"><text:span text:style-name="T2">docker run imagen</text:span>……………….. para arrancar una imagen (si no existe, la descarga también)</text:p>
      <text:p text:style-name="P6"><text:span text:style-name="T2">docker run ‘imagen:versión’</text:span>………...para arancar una imagen con una versión concreta.</text:p>
      <text:p text:style-name="P6"><text:span text:style-name="T2">docker pull imagen</text:span>……………….descarga la imagen pero no la arranca (por defecto la mas reciente)</text:p>
      <text:p text:style-name="P6"><text:span text:style-name="T2">docker images</text:span>……………….muestra las imágenes que tenemos descargadas</text:p>
      <text:p text:style-name="P6"><text:span text:style-name="T2">docker images | head</text:span>………...muestra las primeras lineas de las imágenes descargadas.</text:p>
      <text:p text:style-name="P6"><text:span text:style-name="T2">docker ps</text:span> …………………...muestra las imágenes que están arrancadas, activas </text:p>
      <text:p text:style-name="P6"><text:span text:style-name="T2">docker ps -a</text:span> <text:s/>………………..muestra las últimas imágenes utilizadas</text:p>
      <text:p text:style-name="P7">control C…………………...frena, para una imágen arrancada</text:p>
      <text:p text:style-name="P7"><text:span text:style-name="T2">docker start <text:s/>ID</text:span>……….. si queremos reiniciar-recuperar el contenedor que hemos paralizado </text:p>
      <text:p text:style-name="P9">docker log</text:p>
      <text:p text:style-name="P7"><text:span text:style-name="T2">docker log -f </text:span><text:span text:style-name="T3">ID</text:span>…………..<text:span text:style-name="T4">muestra las salidas de la imagen</text:span></text:p>
      <text:p text:style-name="P7"><text:span text:style-name="T2">docker exec ID</text:span>………...ejecuta un comando dentro de un contenedor <text:span text:style-name="T4">que está arrancado</text:span></text:p>
      <text:p text:style-name="P7"><text:span text:style-name="T2">docker exec -it ID </text:span><text:span text:style-name="T3">sh</text:span>……….( -i crea una sesión interactiva, -t <text:span text:style-name="T4">emula una terminal… sh es una shell)</text:span></text:p>
      <text:p text:style-name="P8"><text:span text:style-name="T2">docker stop ID</text:span>……. Para un contenedor</text:p>
      <text:p text:style-name="P8"><text:span text:style-name="T2">docker run -d imagen</text:span> ………. para arrancar una imagen “background”</text:p>
      <text:p text:style-name="P3"><text:span text:style-name="T2">docker rm ID</text:span>………….borra un contenedo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7:31:20.500550864</meta:creation-date>
    <dc:date>2022-09-27T08:03:39.247010373</dc:date>
    <meta:editing-duration>PT20M5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33" meta:word-count="384" meta:character-count="2390" meta:non-whitespace-character-count="2033"/>
  </office:meta>
</office:document-meta>
</file>